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404481267247738337" text:style-name="L1">
        <text:list-item>
          <text:list>
            <text:list-header>
              <text:p text:style-name="P8">34.8 miles in the last week</text:p>
              <text:p text:style-name="P9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949799411436058565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756309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13"><text:soft-page-break/>Sat Jan 27, 2018 <text:span text:style-name="T1">4.5 miles</text:span></text:p>
      <text:p text:style-name="P13">I ran on a hilly course in New Alexandria PA. <text:s/>I warmed up with a ¼ mile jog.</text:p>
      <text:p text:style-name="P13">Then I ran 6K (3.75 miles) and warmed down with a ½ mile jog.</text:p>
      <text:p text:style-name="P13">For the 3.75 mile run, I ran 3 times around a 1 mile loop and for the fourth loop (0.75 miles) I ran about the same loop but shortened to 0.75 miles. </text:p>
      <text:p text:style-name="P13">Splits: 8:40, 8:32, 8:09, and 5:49 (0.75 miles) The last 0.75 miles was at 7:45/mile pace.</text:p>
      <text:p text:style-name="P13">Time: 31:10 or 8:19/mile</text:p>
      <text:p text:style-name="P13">I plan to run a 6K race next Saturday when visiting friends in Florida.</text:p>
      <text:p text:style-name="P13"/>
      <text:p text:style-name="P13"><text:s text:c="2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7T14:54:36.53</dc:date>
    <dc:creator>James Lombardi</dc:creator>
    <meta:editing-duration>PT23H33M3S</meta:editing-duration>
    <meta:editing-cycles>136</meta:editing-cycles>
    <meta:generator>OpenOffice/4.1.2$Win32 OpenOffice.org_project/412m3$Build-9782</meta:generator>
    <meta:document-statistic meta:table-count="0" meta:image-count="0" meta:object-count="0" meta:page-count="5" meta:paragraph-count="102" meta:word-count="1668" meta:character-count="8056"/>
  </office:meta>
</office:document-meta>
</file>